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ar lite här.</text:p>
      <text:p text:style-name="Standard"/>
      <text:p text:style-name="Standard"/>
      <text:p text:style-name="Standard">Nytt</text:p>
      <text:p text:style-name="Standard"/>
      <text:p text:style-name="Standard">Fyller på med lite ti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Gustavsson</meta:initial-creator>
    <meta:creation-date>2012-05-13T15:36:06</meta:creation-date>
    <dc:date>2012-05-13T15:38:12</dc:date>
    <dc:creator>Fredrik Gustavsson</dc:creator>
    <meta:editing-duration>P0D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" meta:word-count="9" meta:character-count="44" meta:non-whitespace-character-count="38"/>
  </office:meta>
</office:document-meta>
</file>